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4839in" svg:y="0.5724in">
            <draw:object draw:notify-on-update-of-ranges="Sheet1.D4:Sheet1.D4 Sheet1.D5:Sheet1.D9 Sheet1.E4:Sheet1.E4 Sheet1.E5:Sheet1.E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4-04-30T01:22:59.346722844</meta:creation-date>
    <dc:date>2014-04-30T01:25:16.272955736</dc:date>
    <dc:creator>Markus Mohrhard</dc:creator>
    <meta:editing-duration>P0D</meta:editing-duration>
    <meta:editing-cycles>1</meta:editing-cycles>
    <meta:document-statistic meta:table-count="1" meta:cell-count="12" meta:object-count="1"/>
    <meta:generator>LibreOfficeDev/4.3.0.0.alpha1$Linux_X86_64 LibreOffice_project/93004e26558b64e6572ed29f2b70a1b4dc15a4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 chart:error-category="percentage" chart:error-percentage="10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error-category="percentage" chart:error-percentage="1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cm" svg:stroke-color="#ff3333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21cm" svg:y="4.201cm" style:legend-expansion="high" chart:style-name="ch2"/>
        <chart:plot-area chart:style-name="ch3" table:cell-range-address="Sheet1.D4:Sheet1.E9" chart:data-source-has-labels="row" svg:x="0.66cm" svg:y="0.802cm" svg:width="12.61cm" svg:height="7.544cm">
          <chartooo:coordinate-region svg:x="1.096cm" svg:y="1.001cm" svg:width="11.934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5:Sheet1.E9" chart:label-cell-address="Sheet1.E4:Sheet1.E4" chart:class="chart:scatter">
            <chart:domain table:cell-range-address="Sheet1.D5:Sheet1.D9"/>
            <chart:error-indicator chart:style-name="ch7" chart:dimension="y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2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5:Sheet1.D9</svg:desc>
                </draw:g>
              </table:table-cell>
              <table:table-cell office:value-type="float" office:value="3">
                <text:p>3</text:p>
                <draw:g>
                  <svg:desc>Sheet1.E5:Sheet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4.3.0.0.alpha1$Linux_X86_64 LibreOffice_project/93004e26558b64e6572ed29f2b70a1b4dc15a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